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Circle" draw:marker-end-width="0.3cm" draw:fill="none" draw:textarea-vertical-align="middle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.8cm" svg:x="12.1cm" svg:y="4.1cm">
          <text:p text:style-name="P1">Portfolio</text:p>
        </draw:rect>
        <draw:line draw:style-name="gr2" draw:text-style-name="P1" draw:layer="layout" svg:x1="14cm" svg:y1="2.2cm" svg:x2="14cm" svg:y2="3.9cm">
          <text:p/>
        </draw:line>
        <draw:frame draw:style-name="gr3" draw:layer="layout" svg:width="4.587cm" svg:height="0.963cm" svg:x="14.313cm" svg:y="2.237cm">
          <draw:text-box>
            <text:p>Markteinflüsse</text:p>
          </draw:text-box>
        </draw:frame>
        <draw:line draw:style-name="gr4" draw:text-style-name="P1" xml:id="id1" draw:id="id1" draw:layer="layout" svg:x1="16.184cm" svg:y1="4.994cm" svg:x2="17.95cm" svg:y2="4.994cm">
          <text:p/>
        </draw:line>
        <draw:rect draw:style-name="gr1" draw:text-style-name="P1" draw:layer="layout" svg:width="4cm" svg:height="1.8cm" svg:x="6.8cm" svg:y="4.1cm">
          <text:p text:style-name="P1">Regler</text:p>
        </draw:rect>
        <draw:line draw:style-name="gr5" draw:text-style-name="P1" draw:layer="layout" svg:x1="10.8cm" svg:y1="5cm" svg:x2="12.1cm" svg:y2="5cm">
          <text:p/>
        </draw:line>
        <draw:line draw:style-name="gr4" draw:text-style-name="P1" xml:id="id3" draw:id="id3" draw:layer="layout" svg:x1="6.8cm" svg:y1="5cm" svg:x2="5.3cm" svg:y2="5cm">
          <text:p/>
        </draw:line>
        <draw:rect draw:style-name="gr1" draw:text-style-name="P1" draw:layer="layout" svg:width="4cm" svg:height="1.8cm" svg:x="12.099cm" svg:y="4.099cm">
          <text:p text:style-name="P1">Portfolio</text:p>
        </draw:rect>
        <draw:rect draw:style-name="gr1" draw:text-style-name="P2" xml:id="id2" draw:id="id2" draw:layer="layout" svg:width="4cm" svg:height="1.8cm" svg:x="9.299cm" svg:y="7.299cm">
          <text:p text:style-name="P2"><text:span text:style-name="T1">t</text:span><text:span text:style-name="T2">t</text:span></text:p>
        </draw:rect>
        <draw:connector draw:style-name="gr6" draw:text-style-name="P1" draw:layer="layout" svg:x1="17.95cm" svg:y1="4.994cm" svg:x2="13.299cm" svg:y2="8.199cm" draw:start-shape="id1" draw:start-glue-point="1" draw:end-shape="id2" draw:end-glue-point="1" svg:d="m17950 4994v3205h-4651">
          <text:p/>
        </draw:connector>
        <draw:connector draw:style-name="gr6" draw:text-style-name="P1" draw:layer="layout" svg:x1="5.3cm" svg:y1="5cm" svg:x2="9.299cm" svg:y2="8.199cm" draw:start-shape="id3" draw:start-glue-point="3" draw:end-shape="id2" draw:end-glue-point="3" svg:d="m5300 5000v3199h3999">
          <text:p/>
        </draw:connector>
        <draw:frame draw:style-name="gr3" draw:layer="layout" svg:width="8.567cm" svg:height="1.136cm" svg:x="1.233cm" svg:y="1.3cm">
          <draw:text-box>
            <text:p><text:span text:style-name="T3">Regelung des Risikos</text:span></text:p>
          </draw:text-box>
        </draw:frame>
        <draw:line draw:style-name="gr2" draw:text-style-name="P1" draw:layer="layout" svg:x1="4cm" svg:y1="5cm" svg:x2="5.3cm" svg:y2="5cm">
          <text:p/>
        </draw:line>
        <draw:line draw:style-name="gr2" draw:text-style-name="P1" draw:layer="layout" svg:x1="17.9cm" svg:y1="5cm" svg:x2="19.1cm" svg:y2="5cm">
          <text:p/>
        </draw:line>
        <draw:frame draw:style-name="gr3" draw:layer="layout" svg:width="1.421cm" svg:height="0.963cm" svg:x="17.979cm" svg:y="3.637cm">
          <draw:text-box>
            <text:p>v(t)</text:p>
          </draw:text-box>
        </draw:frame>
        <draw:line draw:style-name="gr2" draw:text-style-name="P1" draw:layer="layout" svg:x1="2.8cm" svg:y1="4.5cm" svg:x2="3.6cm" svg:y2="4.5cm">
          <text:p/>
        </draw:line>
        <draw:frame draw:style-name="gr3" draw:layer="layout" svg:width="2.043cm" svg:height="0.963cm" svg:x="10.257cm" svg:y="9.437cm">
          <draw:text-box>
            <text:p>1 Tag</text:p>
          </draw:text-box>
        </draw:frame>
        <draw:frame draw:style-name="gr3" draw:text-style-name="P3" draw:layer="layout" svg:width="5.51cm" svg:height="1.689cm" svg:x="1.483cm" svg:y="8.746cm">
          <draw:text-box>
            <text:p text:style-name="P3"><text:span text:style-name="T4">w</text:span><text:span text:style-name="T5">i</text:span>: Gewichtsvektor</text:p>
            <text:p text:style-name="P3">v(t): <text:s/>Varianz, Risiko</text:p>
          </draw:text-box>
        </draw:frame>
        <draw:frame draw:style-name="gr7" draw:layer="layout" svg:width="1.75cm" svg:height="1.27cm" svg:x="10.7cm" svg:y="3.03cm">
          <draw:text-box>
            <text:p><text:span text:style-name="T4">w'</text:span><text:span text:style-name="T5">i</text:span><text:span text:style-name="T4">(t)</text:span></text:p>
          </draw:text-box>
        </draw:frame>
        <draw:line draw:style-name="gr2" draw:text-style-name="P1" draw:layer="layout" svg:x1="10.999cm" svg:y1="2.95cm" svg:x2="11.799cm" svg:y2="2.95cm">
          <text:p/>
        </draw:line>
        <draw:frame draw:style-name="gr7" draw:layer="layout" svg:width="1.027cm" svg:height="1.27cm" svg:x="2.6cm" svg:y="4.4cm">
          <draw:text-box>
            <text:p><text:span text:style-name="T4">w</text:span><text:span text:style-name="T5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8T13:47:11.55</meta:creation-date>
    <dc:date>2016-06-18T14:30:11.90</dc:date>
    <meta:editing-duration>PT11M57S</meta:editing-duration>
    <meta:editing-cycles>1</meta:editing-cycles>
    <meta:document-statistic meta:object-count="21"/>
    <meta:generator>OpenOffice.org/3.4.1$Win32 OpenOffice.org_project/341m1$Build-9593</meta:generator>
  </office:meta>
</office:document-meta>
</file>